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6.66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5" table:number-rows-spanned="1">
            <text:p>Root and Water Container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KEA SORTERA 37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ikea.com/de/de/p/sortera-abfalleimer-mit-deckel-weiss-10255897/" xlink:type="simple">https://www.ikea.com/de/de/p/sortera-abfalleimer-mit-deckel-weiss-10255897/</text:a></text:p>
          </table:table-cell>
          <table:table-cell office:value-type="string" calcext:value-type="string">
            <text:p>14.99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jectors and 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Yosoo-Drip-Bewässerungskit-Kühlsystem-Schlauch-Sprinkter-Garten-Terrasse/dp/B072VDN3VG" xlink:type="simple">https://www.amazon.de/Yosoo-Drip-Bew%C3%A4sserungskit-K%C3%BChlsystem-Schlauch-Sprinkter-Garten-Terrasse/dp/B072VDN3VG</text:a></text:p>
          </table:table-cell>
          <table:table-cell office:value-type="float" office:value="5.26" calcext:value-type="float">
            <text:p>5.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nt bask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Controller and Module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Pumps and Valve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V diaphragm p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mazon.de/-/en/gp/product/B01MTNBHPT" xlink:type="simple">https://www.amazon.de/-/en/gp/product/B01MTNBHPT</text:a>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Needs adapter for quick connect piping, find better 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 and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-/en/gp/product/B099J9TKBH" xlink:type="simple">https://www.amazon.de/-/en/gp/product/B099J9TKBH</text:a></text:p>
          </table:table-cell>
          <table:table-cell office:value-type="float" office:value="15.99" calcext:value-type="float">
            <text:p>15.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w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DollaTek-Wasserdurchfluss-Schalter-Durchflussmesser-Zähler-Weiß/dp/B07DJ55PPX" xlink:type="simple">https://www.amazon.de/DollaTek-Wasserdurchfluss-Schalter-Durchflussmesser-Z%C3%A4hler-Wei%C3%9F/dp/B07DJ55PPX</text:a></text:p>
          </table:table-cell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enoid val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mazon.de/Wasserventil-Kunststoff-Elektromagnetventil-Schnellkupplung-Normalerweise/dp/B07Q8KP71J/" xlink:type="simple">https://www.amazon.de/Wasserventil-Kunststoff-Elektromagnetventil-Schnellkupplung-Normalerweise/dp/B07Q8KP71J/</text:a></text:p>
          </table:table-cell>
          <table:table-cell office:value-type="float" office:value="10.99" calcext:value-type="float">
            <text:p>10.9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Light and Fan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imate f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ter cooling f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 Ligh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Sensor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midty/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-/en/gp/product/B00L3I91TO" xlink:type="simple">https://www.amazon.de/-/en/gp/product/B00L3I91TO</text:a></text:p>
          </table:table-cell>
          <table:table-cell office:value-type="float" office:value="9.49" calcext:value-type="float">
            <text:p>9.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azon/" xlink:type="simple">https://amazon</text:a>.de/AZDelivery-digitaler-Temperatursensor-Temperaturfühler-wasserdicht/dp/B01MZG48OE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azon/" xlink:type="simple">https://amazon</text:a>.de/CQRobot-Ocean-Compatible-Scientific-Laboratory/dp/B08KXRHK7H</text:p>
          </table:table-cell>
          <table:table-cell office:value-type="float" office:value="11.99" calcext:value-type="float">
            <text:p>11.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Berührungsloser-Flüssigkeitsstandsensor-Kapazitiver-Wasserstandsschalter-Flüssigkeitserkennungssensor/dp/B0C1BKQ6FH/" xlink:type="simple">https://www.amazon.de/Ber%C3%BChrungsloser-Fl%C3%BCssigkeitsstandsensor-Kapazitiver-Wasserstandsschalter-Fl%C3%BCssigkeitserkennungssensor/dp/B0C1BKQ6FH/</text:a></text:p>
          </table:table-cell>
          <table:table-cell office:value-type="float" office:value="6.99" calcext:value-type="float">
            <text:p>6.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Dupla-80290-pH-Elektroden-Set/dp/B002TD8DXM/" xlink:type="simple">https://www.amazon.de/Dupla-80290-pH-Elektroden-Set/dp/B002TD8DXM/</text:a></text:p>
          </table:table-cell>
          <table:table-cell office:value-type="float" office:value="133.08" calcext:value-type="float">
            <text:p>133.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7:20:40.608621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04:03:23.228764086</meta:creation-date>
    <meta:generator>LibreOffice/7.3.3.2$Linux_X86_64 LibreOffice_project/30$Build-2</meta:generator>
    <dc:date>2024-04-23T15:57:39.691442934</dc:date>
    <meta:editing-duration>P7DT21H7M11S</meta:editing-duration>
    <meta:editing-cycles>8</meta:editing-cycles>
    <meta:document-statistic meta:table-count="1" meta:cell-count="99" meta:object-count="0"/>
  </office:meta>
</office:document-meta>
</file>